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Statements of my own mind claiming to be the mind of God</text:p>
      <text:p text:style-name="P1"/>
      <text:p text:style-name="P1">What better way to manipulate people than claiming to be a prophet or a person of God. People then have to obey since they must obey God. </text:p>
      <text:p text:style-name="P1"/>
      <text:p text:style-name="P1">The right of rebuttal. As might be expected ruthless and Godless organisations will attempt to destroy the right to rebuttal. This of course includes the Christian Church as well as any other “religious” organisation. Leadership it seems will not tolerate rebuttal of any of its positions. The prime example of this flawed policy is Hitler. He refused to listen to information that he did not want to hear. And of course he lost. Thank God. </text:p>
      <text:p text:style-name="P1">Of course not all rebuttals are the Truth. But then by the same token, surely not all leadership positions are the Truth ei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13T12:03:08.79</meta:creation-date>
    <meta:document-statistic meta:table-count="0" meta:image-count="0" meta:object-count="0" meta:page-count="1" meta:paragraph-count="4" meta:word-count="137" meta:character-count="764"/>
    <dc:date>2023-12-13T12:11:35.78</dc:date>
    <meta:editing-duration>PT8M28S</meta:editing-duration>
    <meta:editing-cycles>1</meta:editing-cycles>
    <meta:generator>OpenOffice/4.1.13$Win32 OpenOffice.org_project/4113m1$Build-9810</meta:generator>
  </office:meta>
</office:document-meta>
</file>